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s" svg:font-family="'Times New Romans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s" fo:font-size="12pt" fo:language="ru" fo:country="RU" officeooo:rsid="000060a6" officeooo:paragraph-rsid="000060a6" style:font-size-asian="12pt" style:font-size-complex="12pt"/>
    </style:style>
    <style:style style:name="P2" style:family="paragraph" style:parent-style-name="Preformatted_20_Text">
      <style:text-properties style:font-name="Liberation Sans" fo:font-size="12pt" style:font-size-asian="10.5pt" style:font-size-complex="12pt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" style:family="paragraph" style:parent-style-name="Text_20_body" style:list-style-name="L5">
      <style:text-properties officeooo:rsid="00060781" officeooo:paragraph-rsid="00060781"/>
    </style:style>
    <style:style style:name="P7" style:family="paragraph" style:parent-style-name="Preformatted_20_Text" style:list-style-name=""/>
    <style:style style:name="P8" style:family="paragraph" style:parent-style-name="Preformatted_20_Text" style:list-style-name="L1">
      <style:text-properties style:font-name="Times New Romans" officeooo:rsid="000060a6" officeooo:paragraph-rsid="000270ce"/>
    </style:style>
    <style:style style:name="P9" style:family="paragraph" style:parent-style-name="Preformatted_20_Text" style:list-style-name="L2">
      <style:text-properties style:font-name="Times New Romans" fo:font-size="12pt" officeooo:rsid="000270ce" officeooo:paragraph-rsid="000270ce" style:font-size-asian="12pt" style:font-size-complex="12pt"/>
    </style:style>
    <style:style style:name="P10" style:family="paragraph" style:parent-style-name="Preformatted_20_Text" style:list-style-name="L1">
      <style:text-properties style:font-name="Times New Romans" fo:font-size="12pt" fo:language="ru" fo:country="RU" officeooo:rsid="00026d72" officeooo:paragraph-rsid="00026d72" style:font-size-asian="12pt" style:font-size-complex="12pt"/>
    </style:style>
    <style:style style:name="P11" style:family="paragraph" style:parent-style-name="Preformatted_20_Text" style:list-style-name="L3">
      <style:text-properties style:font-name="Times New Romans" fo:font-size="12pt" fo:language="ru" fo:country="RU" officeooo:rsid="000270ce" officeooo:paragraph-rsid="000270ce" style:font-size-asian="12pt" style:font-size-complex="12pt"/>
    </style:style>
    <style:style style:name="P12" style:family="paragraph" style:parent-style-name="Preformatted_20_Text" style:list-style-name="L1">
      <style:text-properties style:font-name="Times New Romans" fo:font-size="12pt" fo:language="ru" fo:country="RU" officeooo:rsid="000270ce" officeooo:paragraph-rsid="000270ce" style:font-size-asian="12pt" style:font-size-complex="12pt"/>
    </style:style>
    <style:style style:name="P13" style:family="paragraph" style:parent-style-name="Preformatted_20_Text" style:list-style-name="L4">
      <style:text-properties style:font-name="Times New Romans" fo:font-size="12pt" fo:language="ru" fo:country="RU" officeooo:rsid="000270ce" officeooo:paragraph-rsid="000270ce" style:font-size-asian="12pt" style:font-size-complex="12pt"/>
    </style:style>
    <style:style style:name="P14" style:family="paragraph" style:parent-style-name="Preformatted_20_Text" style:list-style-name="L4">
      <style:text-properties style:font-name="Times New Romans" fo:font-size="12pt" officeooo:rsid="000270ce" officeooo:paragraph-rsid="000270ce" style:font-size-asian="10.5pt" style:font-size-complex="12pt"/>
    </style:style>
    <style:style style:name="P15" style:family="paragraph" style:parent-style-name="Heading_20_1" style:list-style-name=""/>
    <style:style style:name="P16" style:family="paragraph" style:parent-style-name="Heading_20_1" style:list-style-name=""/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officeooo:rsid="00060781" officeooo:paragraph-rsid="00060781"/>
    </style:style>
    <style:style style:name="T1" style:family="text">
      <style:text-properties officeooo:rsid="000060a6"/>
    </style:style>
    <style:style style:name="T2" style:family="text">
      <style:text-properties officeooo:rsid="000270ce"/>
    </style:style>
    <style:style style:name="T3" style:family="text">
      <style:text-properties fo:font-size="12pt" fo:language="ru" fo:country="RU" style:font-size-asian="12pt" style:font-size-complex="12pt"/>
    </style:style>
    <style:style style:name="T4" style:family="text">
      <style:text-properties fo:font-size="12pt" fo:language="ru" fo:country="RU" officeooo:rsid="00026d72" style:font-size-asian="12pt" style:font-size-complex="12pt"/>
    </style:style>
    <style:style style:name="T5" style:family="text">
      <style:text-properties officeooo:rsid="00045d6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итульный Лист</text:p>
      <text:p text:style-name="P1"/>
      <text:p text:style-name="P1"/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Оглавление</text:p>
          </text:index-title>
          <text:p text:style-name="P4"><text:a xlink:type="simple" xlink:href="#__RefHeading__3673_1894102559" text:style-name="Index_20_Link" text:visited-style-name="Index_20_Link">1. Введение<text:tab/>3</text:a></text:p>
          <text:p text:style-name="P4"><text:a xlink:type="simple" xlink:href="#__RefHeading__3675_1894102559" text:style-name="Index_20_Link" text:visited-style-name="Index_20_Link">2. Описание среды R <text:tab/>4</text:a></text:p>
          <text:p text:style-name="P5"><text:a xlink:type="simple" xlink:href="#__RefHeading__3677_1894102559" text:style-name="Index_20_Link" text:visited-style-name="Index_20_Link">2.1 Язык R <text:tab/>4</text:a></text:p>
          <text:p text:style-name="P5"><text:a xlink:type="simple" xlink:href="#__RefHeading__3679_1894102559" text:style-name="Index_20_Link" text:visited-style-name="Index_20_Link">2.2 Среда R <text:tab/>4</text:a></text:p>
          <text:p text:style-name="P5"><text:a xlink:type="simple" xlink:href="#__RefHeading__3681_1894102559" text:style-name="Index_20_Link" text:visited-style-name="Index_20_Link">2.3 Методы оптимизации в R <text:tab/>4</text:a></text:p>
          <text:p text:style-name="P4"><text:a xlink:type="simple" xlink:href="#__RefHeading__3683_1894102559" text:style-name="Index_20_Link" text:visited-style-name="Index_20_Link">3. Постановка задачи <text:tab/>5</text:a></text:p>
          <text:p text:style-name="P4"><text:a xlink:type="simple" xlink:href="#__RefHeading__3685_1894102559" text:style-name="Index_20_Link" text:visited-style-name="Index_20_Link">4. Метод глобальной оптимизации АГП <text:tab/>6</text:a></text:p>
          <text:p text:style-name="P4"><text:a xlink:type="simple" xlink:href="#__RefHeading__3687_1894102559" text:style-name="Index_20_Link" text:visited-style-name="Index_20_Link">5. Реализация <text:tab/>7</text:a></text:p>
          <text:p text:style-name="P5"><text:a xlink:type="simple" xlink:href="#__RefHeading__3689_1894102559" text:style-name="Index_20_Link" text:visited-style-name="Index_20_Link">5.1 Взаимодействие кода на С++ с кодом на R <text:tab/>7</text:a></text:p>
          <text:p text:style-name="P5"><text:a xlink:type="simple" xlink:href="#__RefHeading__3691_1894102559" text:style-name="Index_20_Link" text:visited-style-name="Index_20_Link">5.2 Структуры данных <text:tab/>7</text:a></text:p>
          <text:p text:style-name="P5"><text:a xlink:type="simple" xlink:href="#__RefHeading__3693_1894102559" text:style-name="Index_20_Link" text:visited-style-name="Index_20_Link">5.3 Реализация АГП на С++ <text:tab/>7</text:a></text:p>
          <text:p text:style-name="P5"><text:a xlink:type="simple" xlink:href="#__RefHeading__3695_1894102559" text:style-name="Index_20_Link" text:visited-style-name="Index_20_Link">5.4 Реализация АГП на R + C++ <text:tab/>7</text:a></text:p>
          <text:p text:style-name="P4"><text:a xlink:type="simple" xlink:href="#__RefHeading__3697_1894102559" text:style-name="Index_20_Link" text:visited-style-name="Index_20_Link">6. Эксперименты <text:tab/>8</text:a></text:p>
          <text:p text:style-name="P5"><text:a xlink:type="simple" xlink:href="#__RefHeading__3699_1894102559" text:style-name="Index_20_Link" text:visited-style-name="Index_20_Link">6.1 Сравнение разных реализаций на тестовых задачах <text:tab/>8</text:a></text:p>
          <text:p text:style-name="P4"><text:a xlink:type="simple" xlink:href="#__RefHeading__3701_1894102559" text:style-name="Index_20_Link" text:visited-style-name="Index_20_Link">7 Заключение <text:tab/>9</text:a></text:p>
          <text:p text:style-name="P4"><text:a xlink:type="simple" xlink:href="#__RefHeading__3703_1894102559" text:style-name="Index_20_Link" text:visited-style-name="Index_20_Link">Приложения<text:tab/>10</text:a></text:p>
          <text:p text:style-name="P5"><text:a xlink:type="simple" xlink:href="#__RefHeading__3705_1894102559" text:style-name="Index_20_Link" text:visited-style-name="Index_20_Link">Приложение 1<text:tab/>10</text:a></text:p>
          <text:p text:style-name="P5"><text:a xlink:type="simple" xlink:href="#__RefHeading__3707_1894102559" text:style-name="Index_20_Link" text:visited-style-name="Index_20_Link">Приложение 2<text:tab/>10</text:a></text:p>
        </text:index-body>
      </text:table-of-content>
      <text:p text:style-name="P2"/>
      <text:h text:style-name="P7" text:outline-level="1"/>
      <text:h text:style-name="P17" text:outline-level="1"><text:bookmark-start text:name="__RefHeading__3673_1894102559"/>1. Введение<text:bookmark-end text:name="__RefHeading__3673_1894102559"/></text:h>
      <text:p text:style-name="P1"><text:tab/>Надо будет написать</text:p>
      <text:h text:style-name="P15" text:outline-level="1"/>
      <text:h text:style-name="P17" text:outline-level="1"><text:bookmark-start text:name="__RefHeading__3675_1894102559"/>2. Описание среды R <text:bookmark-end text:name="__RefHeading__3675_1894102559"/></text:h>
      <text:p text:style-name="P1"><text:tab/>Описать базовые возможности среды R задачи, для решения которых она применяется</text:p>
      <text:h text:style-name="Heading_20_2" text:outline-level="2"><text:bookmark-start text:name="__RefHeading__3677_1894102559"/>2.1 Язык R <text:bookmark-end text:name="__RefHeading__3677_1894102559"/></text:h>
      <text:p text:style-name="P1"><text:tab/>Описать возможности языка R (S) (динамический/слаботипизированный/автоматическая сборка мусора)</text:p>
      <text:h text:style-name="Heading_20_2" text:outline-level="2"><text:bookmark-start text:name="__RefHeading__3679_1894102559"/>2.2 Среда R <text:bookmark-end text:name="__RefHeading__3679_1894102559"/></text:h>
      <text:p text:style-name="P1"><text:tab/>Описать стандартное окружение в среде R.</text:p>
      <text:h text:style-name="Heading_20_2" text:outline-level="2"><text:bookmark-start text:name="__RefHeading__3681_1894102559"/>2.3 Методы оптимизации в R <text:bookmark-end text:name="__RefHeading__3681_1894102559"/></text:h>
      <text:p text:style-name="P1"><text:tab/>Крато рассмотреть имеющиеся пакеты оптимизации которые есть в CRAN (http://cran.r-project.org/web/views/Optimization.html)</text:p>
      <text:h text:style-name="P15" text:outline-level="1"/>
      <text:h text:style-name="P17" text:outline-level="1"><text:bookmark-start text:name="__RefHeading__3683_1894102559"/>3. Постановка задачи <text:bookmark-end text:name="__RefHeading__3683_1894102559"/></text:h>
      <text:p text:style-name="P1"><text:tab/>Сформулировать задачу.</text:p>
      <text:h text:style-name="P15" text:outline-level="1"/>
      <text:h text:style-name="P17" text:outline-level="1"><text:bookmark-start text:name="__RefHeading__3685_1894102559"/>4. Метод глобальной оптимизации АГП <text:bookmark-end text:name="__RefHeading__3685_1894102559"/></text:h>
      <text:p text:style-name="P1"><text:tab/>Математическое описание метода АГП.</text:p>
      <text:h text:style-name="P15" text:outline-level="1"/>
      <text:h text:style-name="P17" text:outline-level="1"><text:bookmark-start text:name="__RefHeading__3687_1894102559"/>5. Реализация <text:bookmark-end text:name="__RefHeading__3687_1894102559"/></text:h>
      <text:p text:style-name="P1"><text:tab/>(общее описание)</text:p>
      <text:p text:style-name="P1"/>
      <text:h text:style-name="Heading_20_2" text:outline-level="2"><text:bookmark-start text:name="__RefHeading__3689_1894102559"/>5.<text:span text:style-name="T1">1</text:span> Взаимодействие кода на С++ с кодом на R <text:bookmark-end text:name="__RefHeading__3689_1894102559"/></text:h>
      <text:p text:style-name="P1"><text:tab/>Для взаимодействия кода на R с кодом на С<text:tab/> необходимо написать динамически подключаемую библиотеку используя один из следующих интерфейсов:</text:p>
      <text:list xml:id="list2860522766287624403" text:style-name="L1">
        <text:list-item>
          <text:p text:style-name="P8"><text:span text:style-name="T3">.C — </text:span><text:span text:style-name="T4">позволяет вызывать бибилиотечные функции написанные на .С</text:span></text:p>
        </text:list-item>
      </text:list>
      <text:list xml:id="list1639834168736968210" text:style-name="L2">
        <text:list-item>
          <text:p text:style-name="P9">позволяет просто писать вызываемые функции на С/С++</text:p>
        </text:list-item>
        <text:list-item>
          <text:p text:style-name="P9">отсутствует возможность проверки аргументов переданных в функцию во время выполнения;</text:p>
        </text:list-item>
        <text:list-item>
          <text:p text:style-name="P9">поддерживаются не все типы объектов языка R.</text:p>
        </text:list-item>
      </text:list>
      <text:list xml:id="list221912267556703" text:continue-list="list2860522766287624403" text:style-name="L1">
        <text:list-item>
          <text:p text:style-name="P10">.Fortran — позволяет вызывать библиотечные функции написанные на <text:span text:style-name="T2">языке </text:span>Fortran, в остальном аналогичен интерфейсу .C.</text:p>
        </text:list-item>
        <text:list-item>
          <text:p text:style-name="P10">.Call</text:p>
        </text:list-item>
      </text:list>
      <text:list xml:id="list4122889909963055556" text:style-name="L3">
        <text:list-item>
          <text:p text:style-name="P11">более сложен чем интерфейс .C.</text:p>
        </text:list-item>
        <text:list-item>
          <text:p text:style-name="P11">позволяет проверять типы в коде С/С++.</text:p>
        </text:list-item>
        <text:list-item>
          <text:p text:style-name="P11">поддерживает все типы объектов языка R, включая выражения и лямбда функции.</text:p>
        </text:list-item>
      </text:list>
      <text:list xml:id="list221912535658479" text:continue-list="list221912267556703" text:style-name="L1">
        <text:list-item>
          <text:p text:style-name="P10">.External — <text:span text:style-name="T2">отличается от .Call тем, что позволяет писать функции с переменным числом аргументов.</text:span></text:p>
        </text:list-item>
        <text:list-item>
          <text:p text:style-name="P12">Rcpp — интерфейс для С++, </text:p>
        </text:list-item>
      </text:list>
      <text:list xml:id="list2375716189340333070" text:style-name="L4">
        <text:list-item>
          <text:p text:style-name="P14">«объектный» интерфейс;</text:p>
        </text:list-item>
        <text:list-item>
          <text:p text:style-name="P13">все еще в разработке.</text:p>
        </text:list-item>
      </text:list>
      <text:p text:style-name="P1"/>
      <text:p text:style-name="P1"/>
      <text:p text:style-name="P1"><text:tab/></text:p>
      <text:h text:style-name="Heading_20_2" text:outline-level="2"><text:bookmark-start text:name="__RefHeading__3691_1894102559"/>5.<text:span text:style-name="T1">2</text:span> Структуры данных <text:bookmark-end text:name="__RefHeading__3691_1894102559"/></text:h>
      <text:p text:style-name="P1"><text:tab/><text:span text:style-name="T5">Еще рано. Код не дописан.</text:span></text:p>
      <text:h text:style-name="Heading_20_2" text:outline-level="2"><text:bookmark-start text:name="__RefHeading__3693_1894102559"/>5.3 Реализация АГП на С++ <text:bookmark-end text:name="__RefHeading__3693_1894102559"/></text:h>
      <text:p text:style-name="P1"><text:tab/><text:span text:style-name="T5">Ещё рано.</text:span></text:p>
      <text:h text:style-name="Heading_20_2" text:outline-level="2"><text:bookmark-start text:name="__RefHeading__3695_1894102559"/>5.4 Реализация АГП на R + C++ <text:bookmark-end text:name="__RefHeading__3695_1894102559"/></text:h>
      <text:p text:style-name="P1"><text:tab/><text:span text:style-name="T5">Еще рано.</text:span></text:p>
      <text:h text:style-name="P15" text:outline-level="1"/>
      <text:h text:style-name="P17" text:outline-level="1"><text:bookmark-start text:name="__RefHeading__3697_1894102559"/>6. Эксперименты <text:bookmark-end text:name="__RefHeading__3697_1894102559"/></text:h>
      <text:p text:style-name="P1">Some text</text:p>
      <text:h text:style-name="Heading_20_2" text:outline-level="2"><text:bookmark-start text:name="__RefHeading__3699_1894102559"/>6.1 Сравнение разных реализаций на тестовых задачах <text:bookmark-end text:name="__RefHeading__3699_1894102559"/></text:h>
      <text:p text:style-name="P1">Some text</text:p>
      <text:h text:style-name="P15" text:outline-level="1"/>
      <text:h text:style-name="P17" text:outline-level="1"><text:bookmark-start text:name="__RefHeading__3701_1894102559"/>7 Заключение <text:bookmark-end text:name="__RefHeading__3701_1894102559"/></text:h>
      <text:p text:style-name="P1">Some text</text:p>
      <text:h text:style-name="P15" text:outline-level="1"/>
      <text:h text:style-name="P18" text:outline-level="1">Литература</text:h>
      <text:list xml:id="list4870102983622614551" text:style-name="L5">
        <text:list-item>
          <text:p text:style-name="P6"><text:a xlink:type="simple" xlink:href="http://www.math.ucla.edu/~anderson/rw1001/library/base/html/Foreign.html">http://www.math.ucla.edu/~anderson/rw1001/library/base/html/Foreign.html</text:a></text:p>
        </text:list-item>
        <text:list-item>
          <text:p text:style-name="P6"/>
        </text:list-item>
      </text:list>
      <text:h text:style-name="P15" text:outline-level="1"/>
      <text:h text:style-name="P17" text:outline-level="1"><text:bookmark-start text:name="__RefHeading__3703_1894102559"/>Приложения<text:bookmark-end text:name="__RefHeading__3703_1894102559"/></text:h>
      <text:p text:style-name="P1">Some text</text:p>
      <text:h text:style-name="Heading_20_2" text:outline-level="2"><text:bookmark-start text:name="__RefHeading__3705_1894102559"/>Приложение 1<text:bookmark-end text:name="__RefHeading__3705_1894102559"/></text:h>
      <text:p text:style-name="P1">Some text</text:p>
      <text:h text:style-name="Heading_20_2" text:outline-level="2"><text:bookmark-start text:name="__RefHeading__3707_1894102559"/>Приложение 2<text:bookmark-end text:name="__RefHeading__3707_1894102559"/></text:h>
      <text:p text:style-name="P1">Some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s" svg:font-family="'Times New Romans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8T22:19:11.055048209</dc:date>
    <dc:creator>ilia </dc:creator>
    <meta:generator>LibreOffice/4.2.7.2$Linux_X86_64 LibreOffice_project/420m0$Build-2</meta:generator>
    <meta:editing-duration>PT14M28S</meta:editing-duration>
    <meta:editing-cycles>4</meta:editing-cycles>
    <meta:document-statistic meta:table-count="0" meta:image-count="0" meta:object-count="0" meta:page-count="11" meta:paragraph-count="73" meta:word-count="350" meta:character-count="2293" meta:non-whitespace-character-count="1982"/>
  </office:meta>
</office:document-meta>
</file>